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08.74pt"/>
    </style:style>
    <style:style style:name="co3" style:family="table-column">
      <style:table-column-properties fo:break-before="auto" style:column-width="223.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row table:style-name="ro1">
          <table:table-cell/>
          <table:table-cell office:value-type="string" calcext:value-type="string">
            <text:p>ans_this_wk</text:p>
          </table:table-cell>
          <table:table-cell office:value-type="string" calcext:value-type="string">
            <text:p>Chętnie zaprosimy Cię w tym tygodniu. Napisz, który dzień będzie Ci odpowiadał.</text:p>
            <text:p/>
            <text:p>Na castingu w naszym impresariacie zrobimy Ci zdjęcia, wizytówkę, czyli krótkie video, w którym opowiesz o sobie do kamery.</text:p>
            <text:p/>
            <text:p>Jeżeli interesują Cię role z tekstem spróbujesz zagrać zadanie aktorskie, w którym chodzi o okazanie emocji.</text:p>
            <text:p/>
            <text:p>Casting jest całkowicie bezpłatny a jedyna inwestycja z Twojej strony to czas, jaki przeznaczysz na zdjęcia, czyli ok. 20-30 minut.</text:p>
          </table:table-cell>
        </table:table-row>
        <table:table-row table:style-name="ro1">
          <table:table-cell/>
          <table:table-cell office:value-type="string" calcext:value-type="string">
            <text:p>ans_this_wk&lt;18</text:p>
          </table:table-cell>
          <table:table-cell office:value-type="string" calcext:value-type="string">
            <text:p>Chętnie zaprosimy Cię w tym tygodniu, najlepiej w towarzystwie osoby dorosłej, która też weźmie udział w castingu albo z podpisanym przez rodzica/opiekuna oświadczeniem.</text:p>
            <text:p/>
            <text:p>Napisz, który dzień będzie Ci odpowiadał.</text:p>
            <text:p/>
            <text:p>Na castingu w naszym impresariacie zrobimy Ci zdjęcia, wizytówkę - czyli krótkie video, w którym opowiesz o sobie do kamery. Jeżeli interesują Cię role z tekstem spróbujesz zagrać</text:p>
            <text:p>zadanie aktorskie, w którym chodzi o okazanie emocji.</text:p>
            <text:p/>
            <text:p>Casting jest całkowicie bezpłatny a jedyna inwestycja z Twojej strony to czas, jaki przeznaczysz na zdjęcia, czyli ok. 20-30 minut.</text:p>
          </table:table-cell>
        </table:table-row>
        <table:table-row table:style-name="ro1">
          <table:table-cell/>
          <table:table-cell office:value-type="string" calcext:value-type="string">
            <text:p>ans_mr_this_wk</text:p>
          </table:table-cell>
          <table:table-cell office:value-type="string" calcext:value-type="string">
            <text:p>Chętnie zaprosimy Pana w tym tygodniu. Proszę napisać, który dzień będzie Panu odpowiadał.</text:p>
            <text:p/>
            <text:p>Na castingu w naszym impresariacie zrobimy Panu zdjęcia, nagramy wizytówkę, czyli krótkie video, w którym opowie Pan o sobie do kamery.</text:p>
            <text:p/>
            <text:p>Jeżeli interesują Pana role z tekstem będziemy chcieli żeby spróbował Pan zagrać zadanie aktorskie, w którym chodzi o okazanie emocji.</text:p>
            <text:p/>
            <text:p>Casting jest całkowicie bezpłatny a jedyna inwestycja z Pana strony to czas, jaki przeznaczy Pan na zdjęcia, czyli ok. 20-30 minut.</text:p>
          </table:table-cell>
        </table:table-row>
        <table:table-row table:style-name="ro1">
          <table:table-cell/>
          <table:table-cell office:value-type="string" calcext:value-type="string">
            <text:p>ans_ms_this_wk</text:p>
          </table:table-cell>
          <table:table-cell office:value-type="string" calcext:value-type="string">
            <text:p>Chętnie zaprosimy Panią w tym tygodniu. Proszę napisać, który dzień będzie Pani odpowiadał.</text:p>
            <text:p/>
            <text:p>Na castingu w naszym impresariacie zrobimy Pani zdjęcia, nagramy wizytówkę, czyli krótkie video, w którym opowie Pani o sobie do kamery.</text:p>
            <text:p/>
            <text:p>Jeżeli interesują Panią role z tekstem będziemy chcieli żeby spróbowała Pani zagrać zadanie aktorskie, w którym chodzi o okazanie emocji.</text:p>
            <text:p/>
            <text:p>Casting jest całkowicie bezpłatny a jedyna inwestycja z Pani strony to czas, jaki przeznaczy Pani na zdjęcia, czyli ok. 20-30 minut.</text:p>
          </table:table-cell>
        </table:table-row>
        <table:table-row table:style-name="ro1">
          <table:table-cell/>
          <table:table-cell office:value-type="string" calcext:value-type="string">
            <text:p>ans_next_wk</text:p>
          </table:table-cell>
          <table:table-cell office:value-type="string" calcext:value-type="string">
            <text:p>Chętnie zaprosimy Cię w nadchodzącym tygodniu. Napisz, który dzień będzie Ci odpowiadał.</text:p>
            <text:p/>
            <text:p>Na castingu w naszym impresariacie zrobimy Ci zdjęcia, wizytówkę, czyli krótkie video, w którym opowiesz o sobie do kamery.</text:p>
            <text:p/>
            <text:p>Jeżeli interesują Cię role z tekstem spróbujesz zagrać zadanie aktorskie, w którym chodzi o okazanie emocji.</text:p>
            <text:p/>
            <text:p>Casting jest całkowicie bezpłatny a jedyna inwestycja z Twojej strony to czas, jaki przeznaczysz na zdjęcia, czyli ok. 20-30 minut.</text:p>
          </table:table-cell>
        </table:table-row>
        <table:table-row table:style-name="ro1">
          <table:table-cell/>
          <table:table-cell office:value-type="string" calcext:value-type="string">
            <text:p>ans_next_wk&lt;18</text:p>
          </table:table-cell>
          <table:table-cell office:value-type="string" calcext:value-type="string">
            <text:p>Chętnie zaprosimy Cię w nadchodzącym tygodniu, najlepiej w towarzystwie osoby dorosłej, która też weźmie udział w castingu albo z podpisanym przez rodzica/opiekuna oświadczeniem.</text:p>
            <text:p/>
            <text:p>Napisz, który dzień będzie Ci odpowiadał.</text:p>
            <text:p/>
            <text:p>Na castingu w naszym impresariacie zrobimy Ci zdjęcia, wizytówkę - czyli krótkie video, w którym opowiesz o sobie do kamery. Jeżeli interesują Cię role z tekstem spróbujesz zagrać</text:p>
            <text:p>zadanie aktorskie, w którym chodzi o okazanie emocji.</text:p>
            <text:p/>
            <text:p>Casting jest całkowicie bezpłatny a jedyna inwestycja z Twojej strony to czas, jaki przeznaczysz na zdjęcia, czyli ok. 20-30 minut.</text:p>
          </table:table-cell>
        </table:table-row>
        <table:table-row table:style-name="ro1">
          <table:table-cell/>
          <table:table-cell office:value-type="string" calcext:value-type="string">
            <text:p>ans_mr_next_wk</text:p>
          </table:table-cell>
          <table:table-cell office:value-type="string" calcext:value-type="string">
            <text:p>Chętnie zaprosimy Pana w nadchodzącym tygodniu. Proszę napisać, który dzień będzie Panu odpowiadał.</text:p>
            <text:p/>
            <text:p>Na castingu w naszym impresariacie zrobimy Panu zdjęcia, nagramy wizytówkę, czyli krótkie video, w którym opowie Pan o sobie do kamery.</text:p>
            <text:p/>
            <text:p>Jeżeli interesują Pana role z tekstem będziemy chcieli żeby spróbował Pan zagrać zadanie aktorskie, w którym chodzi o okazanie emocji.</text:p>
            <text:p/>
            <text:p>Casting jest całkowicie bezpłatny a jedyna inwestycja z Pana strony to czas, jaki przeznaczy Pan na zdjęcia, czyli ok. 20-30 minut.</text:p>
          </table:table-cell>
        </table:table-row>
        <table:table-row table:style-name="ro1">
          <table:table-cell/>
          <table:table-cell office:value-type="string" calcext:value-type="string">
            <text:p>ans_ms_next_wk</text:p>
          </table:table-cell>
          <table:table-cell office:value-type="string" calcext:value-type="string">
            <text:p>Chętnie zaprosimy Panią w nadchodzącym tygodniu. Proszę napisać, który dzień będzie Pani odpowiadał.</text:p>
            <text:p/>
            <text:p>Na castingu w naszym impresariacie zrobimy Pani zdjęcia, nagramy wizytówkę, czyli krótkie video, w którym opowie Pani o sobie do kamery.</text:p>
            <text:p/>
            <text:p>Jeżeli interesują Panią role z tekstem będziemy chcieli żeby spróbowała Pani zagrać zadanie aktorskie, w którym chodzi o okazanie emocji.</text:p>
            <text:p/>
            <text:p>Casting jest całkowicie bezpłatny a jedyna inwestycja z Pani strony to czas, jaki przeznaczy Pani na zdjęcia, czyli ok. 20-30 minut.</text:p>
          </table:table-cell>
        </table:table-row>
        <table:table-row table:style-name="ro1">
          <table:table-cell/>
          <table:table-cell office:value-type="string" calcext:value-type="string">
            <text:p>ans_other_term</text:p>
          </table:table-cell>
          <table:table-cell office:value-type="string" calcext:value-type="string">
            <text:p>dziękuję za wiadomość.</text:p>
            <text:p/>
            <text:p>Napisz, który dzień w nadchodzącym tygodniu będzie Ci odpowiadał.</text:p>
          </table:table-cell>
        </table:table-row>
        <table:table-row table:style-name="ro1">
          <table:table-cell/>
          <table:table-cell office:value-type="string" calcext:value-type="string">
            <text:p>ans_other_term_mr</text:p>
          </table:table-cell>
          <table:table-cell office:value-type="string" calcext:value-type="string">
            <text:p>dziękuję za wiadomość.</text:p>
            <text:p/>
            <text:p>Proszę napisać, który dzień w nadchodzącym tygodniu będzie Panu odpowiadał.</text:p>
          </table:table-cell>
        </table:table-row>
        <table:table-row table:style-name="ro1">
          <table:table-cell/>
          <table:table-cell office:value-type="string" calcext:value-type="string">
            <text:p>ans_other_term_ms</text:p>
          </table:table-cell>
          <table:table-cell office:value-type="string" calcext:value-type="string">
            <text:p>dziękuję za wiadomość.</text:p>
            <text:p/>
            <text:p>Proszę napisać, który dzień w nadchodzącym tygodniu będzie Pani odpowiadał.</text:p>
          </table:table-cell>
        </table:table-row>
        <table:table-row table:style-name="ro1">
          <table:table-cell/>
          <table:table-cell office:value-type="string" calcext:value-type="string">
            <text:p>ans_office</text:p>
          </table:table-cell>
          <table:table-cell office:value-type="string" calcext:value-type="string">
            <text:p>dziękuję za maila.</text:p>
            <text:p/>
            <text:p>W celu aktualizacji danych do kontaktu proszę o bezpośredni kontakt z biurem:</text:p>
            <text:p>https://stars-impresariat.pl/kontakt</text:p>
            <text:p/>
            <text:p>Zachęcam również do sprawdzenia bieżących propozycji na planach poszczególnych produkcji:</text:p>
            <text:p>https://web.facebook.com/groups/1290116921033546/</text:p>
          </table:table-cell>
        </table:table-row>
        <table:table-row table:style-name="ro1">
          <table:table-cell/>
          <table:table-cell office:value-type="string" calcext:value-type="string">
            <text:p>inv_m_orday</text:p>
          </table:table-cell>
          <table:table-cell office:value-type="string" calcext:value-type="string">
            <text:p>zapraszam Cię na casting w wybranym terminie. Możesz przyjść do nas w godzinach 11.00-13.30 albo 15.00-18.00.</text:p>
            <text:p/>
            <text:p>Impresariat znajduje się przy ul. Hożej 50 lok. 101 (kod do bramy 101 i symbol dzwonka, klatka po lewej stronie - ten sam kod i schodami na dół, wejście przez drzwi po prawej stronie). </text:p>
            <text:p/>
            <text:p>Strój dowolny, taki w jakim dobrze się czujesz.</text:p>
            <text:p/>
            <text:p>Zwróć szczególną uwagę na zadanie aktorskie, pomyśl co Cię denerwuje, złości, najlepiej jakaś prozaiczna sytuacja życiowa i o to spróbujesz się pokłócić :)</text:p>
            <text:p/>
            <text:p>Koleżanka na recepcji będzie pytała, jak dowiedziałeś się o castingu, powiedz, że dostałeś zaproszenie ode mnie (Robert Malinowski).</text:p>
          </table:table-cell>
        </table:table-row>
        <table:table-row table:style-name="ro1">
          <table:table-cell/>
          <table:table-cell office:value-type="string" calcext:value-type="string">
            <text:p>inv_m_wknday</text:p>
          </table:table-cell>
          <table:table-cell office:value-type="string" calcext:value-type="string">
            <text:p>zapraszam Cię na casting w wybranym terminie. Możesz przyjść do nas w godzinach 12.00-17.30.</text:p>
            <text:p/>
            <text:p>Impresariat znajduje się przy ul. Hożej 50 lok. 101 (kod do bramy 101 i symbol dzwonka, klatka po lewej stronie - ten sam kod i schodami na dół, wejście przez drzwi po prawej stronie). </text:p>
            <text:p/>
            <text:p>Strój dowolny, taki w jakim dobrze się czujesz.</text:p>
            <text:p/>
            <text:p>Zwróć szczególną uwagę na zadanie aktorskie, pomyśl co Cię denerwuje, złości, najlepiej jakaś prozaiczna sytuacja życiowa i o to spróbujesz się pokłócić :)</text:p>
            <text:p/>
            <text:p>Koleżanka na recepcji będzie pytała, jak dowiedziałeś się o castingu, powiedz, że dostałeś zaproszenie ode mnie (Robert Malinowski).</text:p>
          </table:table-cell>
        </table:table-row>
        <table:table-row table:style-name="ro1">
          <table:table-cell/>
          <table:table-cell office:value-type="string" calcext:value-type="string">
            <text:p>inv_f_orday</text:p>
          </table:table-cell>
          <table:table-cell office:value-type="string" calcext:value-type="string">
            <text:p>zapraszam Cię na casting w wybranym terminie. Możesz przyjść do nas w godzinach 11.00-13.30 albo 15.00-18.00.</text:p>
            <text:p/>
            <text:p>Impresariat znajduje się przy ul. Hożej 50 lok. 101 (kod do bramy 101 i symbol dzwonka, klatka po lewej stronie - ten sam kod i schodami na dół, wejście przez drzwi po prawej stronie). </text:p>
            <text:p>Strój dowolny, taki w jakim dobrze się czujesz.</text:p>
            <text:p/>
            <text:p>Zwróć szczególną uwagę na zadanie aktorskie, pomyśl co Cię denerwuje, złości, najlepiej jakaś prozaiczna sytuacja życiowa i o to spróbujesz się pokłócić :)</text:p>
            <text:p/>
            <text:p>Koleżanka na recepcji będzie pytała, jak dowiedziałaś się o castingu, powiedz, że dostałaś zaproszenie ode mnie (Robert Malinowski).</text:p>
          </table:table-cell>
        </table:table-row>
        <table:table-row table:style-name="ro1">
          <table:table-cell/>
          <table:table-cell office:value-type="string" calcext:value-type="string">
            <text:p>inv_f_wknday</text:p>
          </table:table-cell>
          <table:table-cell office:value-type="string" calcext:value-type="string">
            <text:p>zapraszam Cię na casting w wybranym terminie. Możesz przyjść do nas w godzinach 12.00-17.30.</text:p>
            <text:p/>
            <text:p>Impresariat znajduje się przy ul. Hożej 50 lok. 101 (kod do bramy 101 i symbol dzwonka, klatka po lewej stronie - ten sam kod i schodami na dół, wejście przez drzwi po prawej stronie).</text:p>
            <text:p/>
            <text:p>Strój dowolny, taki w jakim dobrze się czujesz.</text:p>
            <text:p/>
            <text:p>Zwróć szczególną uwagę na zadanie aktorskie, pomyśl co Cię denerwuje, złości, najlepiej jakaś prozaiczna sytuacja życiowa i o to spróbujesz się pokłócić :)</text:p>
            <text:p/>
            <text:p>Koleżanka na recepcji będzie pytała, jak dowiedziałaś się o castingu, powiedz, że dostałaś zaproszenie ode mnie (Robert Malinowski).</text:p>
          </table:table-cell>
        </table:table-row>
        <table:table-row table:style-name="ro1">
          <table:table-cell/>
          <table:table-cell office:value-type="string" calcext:value-type="string">
            <text:p>inv_mr_orday</text:p>
          </table:table-cell>
          <table:table-cell office:value-type="string" calcext:value-type="string">
            <text:p>zapraszam Pana na casting w wybranym terminie. Może Pan przyjść do nas w godzinach 11.00-13.30 albo 15.00-18.00.</text:p>
            <text:p/>
            <text:p>Impresariat znajduje się przy ul. Hożej 50 lok. 101 (kod do bramy 101 i symbol dzwonka, klatka po lewej stronie - ten sam kod i schodami na dół, wejście przez drzwi po prawej stronie).</text:p>
            <text:p/>
            <text:p>Strój dowolny, taki w jakim dobrze się Pan czuje.</text:p>
            <text:p/>
            <text:p>Koleżanka na recepcji będzie pytała jak dowiedział się Pan o castingu,</text:p>
            <text:p>proszę powiedzieć, że dostał Pan zaproszenie ode mnie (Robert Malinowski).</text:p>
          </table:table-cell>
        </table:table-row>
        <table:table-row table:style-name="ro1">
          <table:table-cell/>
          <table:table-cell office:value-type="string" calcext:value-type="string">
            <text:p>inv_mr_wknday</text:p>
          </table:table-cell>
          <table:table-cell office:value-type="string" calcext:value-type="string">
            <text:p>zapraszam Pana na casting w wybranym terminie. Może Pan przyjść do nas w godzinach 12.00-17.30.</text:p>
            <text:p/>
            <text:p>Impresariat znajduje się przy ul. Hożej 50 lok. 101 (kod do bramy 101 i symbol dzwonka, klatka po lewej stronie - ten sam kod i schodami na dół, wejście przez drzwi po prawej stronie).</text:p>
            <text:p/>
            <text:p>Strój dowolny, taki w jakim dobrze się Pan czuje.</text:p>
            <text:p/>
            <text:p>Koleżanka na recepcji będzie pytała jak dowiedział się Pan o castingu,</text:p>
            <text:p>proszę powiedzieć, że dostał Pan zaproszenie ode mnie (Robert Malinowski).</text:p>
          </table:table-cell>
        </table:table-row>
        <table:table-row table:style-name="ro1">
          <table:table-cell/>
          <table:table-cell office:value-type="string" calcext:value-type="string">
            <text:p>inv_ms_orday</text:p>
          </table:table-cell>
          <table:table-cell office:value-type="string" calcext:value-type="string">
            <text:p>zapraszam Panią na casting w wybranym terminie. Może Pani przyjść do nas w godzinach 11.00-13.30 albo 15.00-18.00.</text:p>
            <text:p/>
            <text:p>Impresariat znajduje się przy ul. Hożej 50 lok. 101 (kod do bramy 101 i symbol dzwonka, klatka po lewej stronie - ten sam kod i schodami na dół, wejście przez drzwi po prawej stronie).</text:p>
            <text:p/>
            <text:p>Strój dowolny, taki w jakim dobrze się Pani czuje.</text:p>
            <text:p/>
            <text:p>Koleżanka na recepcji będzie pytała jak dowiedziała się Pani o castingu,</text:p>
            <text:p>proszę powiedzieć, że dostała Pani zaproszenie ode mnie (Robert Malinowski).</text:p>
          </table:table-cell>
        </table:table-row>
        <table:table-row table:style-name="ro1">
          <table:table-cell/>
          <table:table-cell office:value-type="string" calcext:value-type="string">
            <text:p>inv_ms_wknday</text:p>
          </table:table-cell>
          <table:table-cell office:value-type="string" calcext:value-type="string">
            <text:p>zapraszam Panią na casting w wybranym terminie. Może Pani przyjść do nas w godzinach 12.00-17.30.</text:p>
            <text:p/>
            <text:p>Impresariat znajduje się przy ul. Hożej 50 lok. 101 (kod do bramy 101 i symbol dzwonka, klatka po lewej stronie - ten sam kod i schodami na dół, wejście przez drzwi po prawej stronie).</text:p>
            <text:p/>
            <text:p>Strój dowolny, taki w jakim dobrze się Pani czuje.</text:p>
            <text:p/>
            <text:p>Koleżanka na recepcji będzie pytała jak dowiedziała się Pani o castingu,</text:p>
            <text:p>proszę powiedzieć, że dostała Pani zaproszenie ode mnie (Robert Malinowski).</text:p>
          </table:table-cell>
        </table:table-row>
        <table:table-row table:style-name="ro1">
          <table:table-cell/>
          <table:table-cell office:value-type="string" calcext:value-type="string">
            <text:p>inv_scnd</text:p>
          </table:table-cell>
          <table:table-cell office:value-type="string" calcext:value-type="string">
            <text:p>dziękuję za informację, oczywiście zapraszam.</text:p>
            <text:p/>
            <text:p>Powołaj się na mnie (Robert Malinowski), kiedy będziesz na miejscu.</text:p>
          </table:table-cell>
        </table:table-row>
        <table:table-row table:style-name="ro1">
          <table:table-cell/>
          <table:table-cell office:value-type="string" calcext:value-type="string">
            <text:p>inv_mr_scnd</text:p>
          </table:table-cell>
          <table:table-cell office:value-type="string" calcext:value-type="string">
            <text:p>dziękuję za informację, oczywiście zapraszam.</text:p>
            <text:p/>
            <text:p>Proszę powołać się na mnie (Robert Malinowski), kiedy będzie Pan na miejscu.</text:p>
          </table:table-cell>
        </table:table-row>
        <table:table-row table:style-name="ro1">
          <table:table-cell/>
          <table:table-cell office:value-type="string" calcext:value-type="string">
            <text:p>inv_ms_scnd</text:p>
          </table:table-cell>
          <table:table-cell office:value-type="string" calcext:value-type="string">
            <text:p>dziękuję za informację, oczywiście zapraszam.</text:p>
            <text:p/>
            <text:p>Proszę powołać się na mnie (Robert Malinowski), kiedy będzie Pani na miejscu.</text:p>
          </table:table-cell>
        </table:table-row>
        <table:table-row table:style-name="ro1">
          <table:table-cell/>
          <table:table-cell office:value-type="string" calcext:value-type="string">
            <text:p>ans_blank</text:p>
          </table:table-cell>
          <table:table-cell office:value-type="string" calcext:value-type="string">
            <text:p>-</text:p>
          </table:table-cell>
        </table:table-row>
      </table:table>
      <table:table table:name="Sheet2" table:style-name="ta1">
        <office:forms form:automatic-focus="false" form:apply-design-mode="false"/>
        <table:table-column table:style-name="co1" table:default-cell-style-name="Default"/>
        <table:table-column table:style-name="co3" table:default-cell-style-name="Default"/>
        <table:table-column table:style-name="co1" table:default-cell-style-name="Default"/>
        <table:table-row table:style-name="ro1">
          <table:table-cell/>
          <table:table-cell office:value-type="string" calcext:value-type="string">
            <text:p>Nicole Rodrigues Costa</text:p>
          </table:table-cell>
          <table:table-cell office:value-type="string" calcext:value-type="string">
            <text:p>Whatever tacos small batch 3 wolf moon, lomo iPhone listicle pickled tattooed actually hoodie single-origin coffee brunch kitsch. Lumbersexual heirloom bicycle rights, food truck selvage lo-fi leggings swag single-origin coffee. Try-hard helvetica raclette kombucha enamel pin squid wolf tote bag vape woke hell of plaid pok pok four loko marfa. Whatever ramps coloring book bespoke copper mug tousled small batch ugh occupy venmo artisan freegan.</text:p>
          </table:table-cell>
        </table:table-row>
        <table:table-row table:style-name="ro1">
          <table:table-cell/>
          <table:table-cell office:value-type="string" calcext:value-type="string">
            <text:p>Beatriz Gomes Ribeiro</text:p>
          </table:table-cell>
          <table:table-cell office:value-type="string" calcext:value-type="string">
            <text:p>Ea beard ramps laboris, bicycle rights banjo commodo aliqua. Poutine kitsch palo santo ea normcore elit next level distillery chicharrones before they sold out meggings do four dollar toast. Vaporware enamel pin non, fanny pack shaman microdosing fugiat proident wayfarers scenester selfies roof party kogi 90's id. Pork belly venmo raclette wayfarers tilde.</text:p>
          </table:table-cell>
        </table:table-row>
        <table:table-row table:style-name="ro1">
          <table:table-cell/>
          <table:table-cell office:value-type="string" calcext:value-type="string">
            <text:p>Leonardo Santos Castro</text:p>
          </table:table-cell>
          <table:table-cell office:value-type="string" calcext:value-type="string">
            <text:p>Roof party PBR&amp;B cray succulents aliqua ea pok pok cliche. Forage do fugiat, VHS tofu keffiyeh squid. Mollit fixie aesthetic banh mi umami cray. Chillwave whatever polaroid williamsburg qui fingerstache voluptate microdosing eiusmod 3 wolf moon. Qui occaecat 3 wolf moon, bespoke freegan polaroid pariatur in yr. Irure letterpress magna, typewriter YOLO qui four dollar toast voluptate pour-over direct trade. +1 polaroid ramps church-key fashion axe.</text:p>
          </table:table-cell>
        </table:table-row>
        <table:table-row table:style-name="ro1">
          <table:table-cell/>
          <table:table-cell office:value-type="string" calcext:value-type="string">
            <text:p>Kauã Dias Cunha</text:p>
          </table:table-cell>
          <table:table-cell office:value-type="string" calcext:value-type="string">
            <text:p>Palo santo ad hell of leggings adaptogen. Sed migas eiusmod, cred enim anim brooklyn gastropub blue bottle in veniam fugiat lumbersexual. Scenester blog chicharrones commodo wolf. Ut flannel iceland vaporware unicorn.</text:p>
            <text:p>KauaDiasCunha@teleworm.us</text:p>
          </table:table-cell>
        </table:table-row>
        <table:table-row table:style-name="ro1">
          <table:table-cell/>
          <table:table-cell office:value-type="string" calcext:value-type="string">
            <text:p>Pinto Barros</text:p>
          </table:table-cell>
          <table:table-cell office:value-type="string" calcext:value-type="string">
            <text:p>Biodiesel health goth snackwave subway tile. Bushwick dolore adaptogen cloud bread readymade. Keytar franzen crucifix portland gluten-free.</text:p>
            <text:p/>
            <text:p>CarlosPintoBarros@teleworm.us</text:p>
            <text:p/>
            <text:p>Street art deep v vape beard lomo in in gochujang deserunt leggings before they sold out poke ugh.</text:p>
          </table:table-cell>
        </table:table-row>
        <table:table-row table:style-name="ro1">
          <table:table-cell/>
          <table:table-cell office:value-type="string" calcext:value-type="string">
            <text:p>Sarah Ribeiro Fernandes</text:p>
          </table:table-cell>
          <table:table-cell office:value-type="string" calcext:value-type="string">
            <text:p>SarahRibeiroFernandes@teleworm.us </text:p>
            <text:p/>
            <text:p>Raclette shabby chic esse fashion axe butcher kickstarter. Tumeric non shabby chic, authentic marfa retro meditation synth skateboard hammock tempor. Coloring book hammock minim, tacos in trust fund palo santo plaid.</text:p>
          </table:table-cell>
        </table:table-row>
        <table:table-row table:style-name="ro1">
          <table:table-cell/>
          <table:table-cell office:value-type="string" calcext:value-type="string">
            <text:p>Rebeca Dias Rodrigues</text:p>
          </table:table-cell>
          <table:table-cell office:value-type="string" calcext:value-type="string">
            <text:p>Affogato velit slow-carb laboris whatever, literally cronut. Humblebrag hoodie small batch stumptown gochujang deep v cupidatat labore post-ironic photo booth biodiesel. Quinoa ipsum skateboard, est sed magna anim ethical lyft cillum chillwave post-ironic.</text:p>
            <text:p/>
            <text:p>RebecaDiasRodrigues@jourrapide.com</text:p>
          </table:table-cell>
        </table:table-row>
        <table:table-row table:style-name="ro1">
          <table:table-cell/>
          <table:table-cell office:value-type="string" calcext:value-type="string">
            <text:p>Estevan Pinto Costa</text:p>
          </table:table-cell>
          <table:table-cell office:value-type="string" calcext:value-type="string">
            <text:p>ffogato tacos craft beer kombucha disrupt. Gluten-free church-key helvetica direct trade sed. Messenger bag photo booth iPhone activated charcoal polaroid truffaut pok pok tacos godard master cleanse locavore chia brooklyn.</text:p>
          </table:table-cell>
        </table:table-row>
        <table:table-row table:style-name="ro1">
          <table:table-cell/>
          <table:table-cell office:value-type="string" calcext:value-type="string">
            <text:p>Bruna Ribeiro Dias</text:p>
          </table:table-cell>
          <table:table-cell office:value-type="string" calcext:value-type="string">
            <text:p>Knausgaard sustainable eu shoreditch nulla, raclette eiusmod reprehenderit seitan non pok pok edison bulb try-hard pinterest chartreuse. Tofu ugh in, tbh commodo portland et lumbersexual incididunt occupy 3 wolf moon listicle. Artisan pinterest aesthetic, lo-fi chambray sustainable PBR&amp;B truffaut retro woke in organic kinfolk.</text:p>
          </table:table-cell>
        </table:table-row>
        <table:table-row table:style-name="ro1">
          <table:table-cell/>
          <table:table-cell office:value-type="string" calcext:value-type="string">
            <text:p>Beatriz Cardoso Goncalves</text:p>
          </table:table-cell>
          <table:table-cell office:value-type="string" calcext:value-type="string">
            <text:p>Mollit plaid glossier, echo park incididunt distillery literally 8-bit direct trade master cleanse. Narwhal brunch readymade chillwave squid tilde. 8-bit minim aesthetic, BeatrizCardosoGoncalves@teleworm.us man braid fam occaecat banjo synth truffaut gochujang. Sriracha kinfolk aliqua, craft beer food truck deep v snackwave hella in street art franzen dolor mustache.</text:p>
          </table:table-cell>
        </table:table-row>
        <table:table-row table:style-name="ro1">
          <table:table-cell/>
          <table:table-cell office:value-type="string" calcext:value-type="string">
            <text:p>Gladys del Carmen La Torullo Gladys Semiramis</text:p>
          </table:table-cell>
          <table:table-cell office:value-type="string" calcext:value-type="string">
            <text:p>Serdecznie witam panie dziennikarzu. Zanim opowiem panu o swych planach. Na imię mam Gladys del Carmen. La Torullo Gladys Semiramis. Chcę jeszcze raz pojechać do Europy. Lub jeszcze dalej do Buenos Aires. Więcej się można nauczyć podróżując. Podróżować, podróżować jest bosko.</text:p>
            <text:p/>
            <text:p>TorulloGladysSemiramis@buenos.co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4">00/00/0000</text:date>, <text:time style:data-style-name="N2" text:time-value="11:23:25.8978480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3:38:26.101214339</meta:creation-date>
    <dc:date>2018-03-14T12:36:50.400881097</dc:date>
    <meta:editing-duration>PT3M46S</meta:editing-duration>
    <meta:editing-cycles>2</meta:editing-cycles>
    <meta:generator>LibreOffice/5.1.6.2$Linux_X86_64 LibreOffice_project/10m0$Build-2</meta:generator>
    <meta:document-statistic meta:table-count="2" meta:cell-count="70" meta:object-count="0"/>
  </office:meta>
</office:document-meta>
</file>